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it1" style:family="table">
      <style:table-properties style:width="6.6931in" table:align="margins"/>
    </style:style>
    <style:style style:name="Kit1.A" style:family="table-column">
      <style:table-column-properties style:column-width="1.8521in" style:rel-column-width="18134*"/>
    </style:style>
    <style:style style:name="Kit1.B" style:family="table-column">
      <style:table-column-properties style:column-width="4.841in" style:rel-column-width="47401*"/>
    </style:style>
    <style:style style:name="Kit1.A1" style:family="table-cell">
      <style:table-cell-properties fo:padding="0.0382in" fo:border-left="0.05pt solid #000000" fo:border-right="none" fo:border-top="0.05pt solid #000000" fo:border-bottom="0.05pt solid #000000"/>
    </style:style>
    <style:style style:name="Kit1.B1" style:family="table-cell">
      <style:table-cell-properties fo:padding="0.0382in" fo:border="0.05pt solid #000000"/>
    </style:style>
    <style:style style:name="Kit1.A2" style:family="table-cell">
      <style:table-cell-properties fo:padding="0.0382in" fo:border-left="0.05pt solid #000000" fo:border-right="none" fo:border-top="none" fo:border-bottom="0.05pt solid #000000"/>
    </style:style>
    <style:style style:name="Kit1.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8521in" style:rel-column-width="18134*"/>
    </style:style>
    <style:style style:name="Table4.B" style:family="table-column">
      <style:table-column-properties style:column-width="4.841in" style:rel-column-width="4740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8521in" style:rel-column-width="18134*"/>
    </style:style>
    <style:style style:name="Table5.B" style:family="table-column">
      <style:table-column-properties style:column-width="4.841in" style:rel-column-width="47401*"/>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8521in" style:rel-column-width="18134*"/>
    </style:style>
    <style:style style:name="Table6.B" style:family="table-column">
      <style:table-column-properties style:column-width="4.841in" style:rel-column-width="47401*"/>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8521in" style:rel-column-width="18134*"/>
    </style:style>
    <style:style style:name="Table7.B" style:family="table-column">
      <style:table-column-properties style:column-width="4.841in" style:rel-column-width="4740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8521in" style:rel-column-width="18134*"/>
    </style:style>
    <style:style style:name="Table8.B" style:family="table-column">
      <style:table-column-properties style:column-width="4.841in" style:rel-column-width="4740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8521in" style:rel-column-width="18134*"/>
    </style:style>
    <style:style style:name="Table9.B" style:family="table-column">
      <style:table-column-properties style:column-width="4.841in" style:rel-column-width="47401*"/>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8521in" style:rel-column-width="18134*"/>
    </style:style>
    <style:style style:name="Table10.B" style:family="table-column">
      <style:table-column-properties style:column-width="4.841in" style:rel-column-width="47401*"/>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8521in" style:rel-column-width="18134*"/>
    </style:style>
    <style:style style:name="Table11.B" style:family="table-column">
      <style:table-column-properties style:column-width="4.841in" style:rel-column-width="47401*"/>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1.8521in" style:rel-column-width="18134*"/>
    </style:style>
    <style:style style:name="Table15.B" style:family="table-column">
      <style:table-column-properties style:column-width="4.841in" style:rel-column-width="47401*"/>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1.8521in" style:rel-column-width="18134*"/>
    </style:style>
    <style:style style:name="Table14.B" style:family="table-column">
      <style:table-column-properties style:column-width="4.841in" style:rel-column-width="4740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9097in" style:rel-column-width="18699*"/>
    </style:style>
    <style:style style:name="Table12.B" style:family="table-column">
      <style:table-column-properties style:column-width="4.7833in" style:rel-column-width="46836*"/>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9153in" style:rel-column-width="18753*"/>
    </style:style>
    <style:style style:name="Table13.B" style:family="table-column">
      <style:table-column-properties style:column-width="4.7778in" style:rel-column-width="46782*"/>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style:vertical-align="bottom"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style:vertical-align="bottom"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7938in" style:rel-column-width="17563*"/>
    </style:style>
    <style:style style:name="Table1.B" style:family="table-column">
      <style:table-column-properties style:column-width="4.8993in" style:rel-column-width="47972*"/>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1.7882in" style:rel-column-width="17509*"/>
    </style:style>
    <style:style style:name="Table16.B" style:family="table-column">
      <style:table-column-properties style:column-width="4.9049in" style:rel-column-width="48026*"/>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31in" fo:break-before="page" table:align="margins"/>
    </style:style>
    <style:style style:name="Table17.A" style:family="table-column">
      <style:table-column-properties style:column-width="1.7826in" style:rel-column-width="17454*"/>
    </style:style>
    <style:style style:name="Table17.B" style:family="table-column">
      <style:table-column-properties style:column-width="4.9104in" style:rel-column-width="48081*"/>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7826in" style:rel-column-width="17454*"/>
    </style:style>
    <style:style style:name="Table2.B" style:family="table-column">
      <style:table-column-properties style:column-width="4.9104in" style:rel-column-width="4808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1.8174in" style:rel-column-width="17794*"/>
    </style:style>
    <style:style style:name="Table18.B" style:family="table-column">
      <style:table-column-properties style:column-width="4.8757in" style:rel-column-width="47741*"/>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18d831"/>
    </style:style>
    <style:style style:name="P2" style:family="paragraph" style:parent-style-name="Text_20_body">
      <style:text-properties style:font-name="Liberation Serif" fo:font-size="12pt" officeooo:paragraph-rsid="0018d831" style:font-size-asian="12pt" style:font-size-complex="12pt"/>
    </style:style>
    <style:style style:name="P3" style:family="paragraph" style:parent-style-name="Text_20_body">
      <style:text-properties style:font-name="Liberation Serif" fo:font-size="12pt" officeooo:rsid="001a9632" officeooo:paragraph-rsid="00270127" style:font-size-asian="12pt" style:font-size-complex="12pt"/>
    </style:style>
    <style:style style:name="P4" style:family="paragraph" style:parent-style-name="Text_20_body">
      <style:text-properties style:font-name="Liberation Serif" fo:font-size="12pt" officeooo:rsid="002acbad" officeooo:paragraph-rsid="002acbad" style:font-size-asian="12pt" style:font-size-complex="12pt"/>
    </style:style>
    <style:style style:name="P5" style:family="paragraph" style:parent-style-name="Text_20_body">
      <style:text-properties officeooo:paragraph-rsid="001d9d03"/>
    </style:style>
    <style:style style:name="P6" style:family="paragraph" style:parent-style-name="Text_20_body">
      <style:text-properties officeooo:rsid="00195e50" officeooo:paragraph-rsid="00195e50"/>
    </style:style>
    <style:style style:name="P7" style:family="paragraph" style:parent-style-name="Text_20_body">
      <style:text-properties officeooo:rsid="0018d831" officeooo:paragraph-rsid="0018d831"/>
    </style:style>
    <style:style style:name="P8" style:family="paragraph" style:parent-style-name="Text_20_body">
      <style:text-properties officeooo:rsid="0018d831" officeooo:paragraph-rsid="001d9d03"/>
    </style:style>
    <style:style style:name="P9" style:family="paragraph" style:parent-style-name="Text_20_body">
      <style:text-properties officeooo:rsid="0018d831" officeooo:paragraph-rsid="003039d9"/>
    </style:style>
    <style:style style:name="P10" style:family="paragraph" style:parent-style-name="Text_20_body">
      <style:text-properties officeooo:paragraph-rsid="002d0f11"/>
    </style:style>
    <style:style style:name="P11" style:family="paragraph" style:parent-style-name="Text_20_body">
      <style:text-properties officeooo:paragraph-rsid="002e5d83"/>
    </style:style>
    <style:style style:name="P12" style:family="paragraph" style:parent-style-name="Table_20_Contents">
      <style:text-properties officeooo:paragraph-rsid="001a9632"/>
    </style:style>
    <style:style style:name="P13" style:family="paragraph" style:parent-style-name="Table_20_Contents">
      <style:text-properties officeooo:paragraph-rsid="001bfd3d"/>
    </style:style>
    <style:style style:name="P14" style:family="paragraph" style:parent-style-name="Table_20_Contents">
      <style:text-properties officeooo:paragraph-rsid="001d9d03"/>
    </style:style>
    <style:style style:name="P15" style:family="paragraph" style:parent-style-name="Table_20_Contents">
      <style:text-properties officeooo:paragraph-rsid="001df416"/>
    </style:style>
    <style:style style:name="P16" style:family="paragraph" style:parent-style-name="Table_20_Contents">
      <style:text-properties officeooo:paragraph-rsid="001faabc"/>
    </style:style>
    <style:style style:name="P17" style:family="paragraph" style:parent-style-name="Table_20_Contents">
      <style:text-properties officeooo:paragraph-rsid="0020e91d"/>
    </style:style>
    <style:style style:name="P18" style:family="paragraph" style:parent-style-name="Table_20_Contents">
      <style:text-properties officeooo:rsid="00195e50" officeooo:paragraph-rsid="00195e50"/>
    </style:style>
    <style:style style:name="P19" style:family="paragraph" style:parent-style-name="Table_20_Contents">
      <style:text-properties officeooo:rsid="00195e50" officeooo:paragraph-rsid="001bfd3d"/>
    </style:style>
    <style:style style:name="P20" style:family="paragraph" style:parent-style-name="Table_20_Contents">
      <style:text-properties officeooo:rsid="00195e50" officeooo:paragraph-rsid="001df416"/>
    </style:style>
    <style:style style:name="P21" style:family="paragraph" style:parent-style-name="Table_20_Contents">
      <style:text-properties officeooo:rsid="00195e50" officeooo:paragraph-rsid="001d9d03"/>
    </style:style>
    <style:style style:name="P22" style:family="paragraph" style:parent-style-name="Table_20_Contents">
      <style:text-properties officeooo:rsid="00195e50" officeooo:paragraph-rsid="0022d307"/>
    </style:style>
    <style:style style:name="P23" style:family="paragraph" style:parent-style-name="Table_20_Contents">
      <style:text-properties officeooo:rsid="00195e50" officeooo:paragraph-rsid="0029c1ea"/>
    </style:style>
    <style:style style:name="P24" style:family="paragraph" style:parent-style-name="Table_20_Contents">
      <style:text-properties officeooo:rsid="001a9632" officeooo:paragraph-rsid="001a9632"/>
    </style:style>
    <style:style style:name="P25" style:family="paragraph" style:parent-style-name="Table_20_Contents">
      <style:text-properties officeooo:rsid="001a9632" officeooo:paragraph-rsid="001bfd3d"/>
    </style:style>
    <style:style style:name="P26" style:family="paragraph" style:parent-style-name="Table_20_Contents">
      <style:text-properties officeooo:rsid="001a9632" officeooo:paragraph-rsid="001df416"/>
    </style:style>
    <style:style style:name="P27" style:family="paragraph" style:parent-style-name="Table_20_Contents">
      <style:text-properties officeooo:rsid="0020e91d" officeooo:paragraph-rsid="0020e91d"/>
    </style:style>
    <style:style style:name="P28" style:family="paragraph" style:parent-style-name="Table_20_Contents">
      <style:text-properties officeooo:rsid="001df416" officeooo:paragraph-rsid="001df416"/>
    </style:style>
    <style:style style:name="P29" style:family="paragraph" style:parent-style-name="Table_20_Contents">
      <style:text-properties officeooo:rsid="001d9d03" officeooo:paragraph-rsid="001d9d03"/>
    </style:style>
    <style:style style:name="P30" style:family="paragraph" style:parent-style-name="Table_20_Contents">
      <style:text-properties officeooo:paragraph-rsid="0029c1ea"/>
    </style:style>
    <style:style style:name="P31" style:family="paragraph" style:parent-style-name="Table_20_Contents">
      <style:text-properties officeooo:rsid="0029c1ea" officeooo:paragraph-rsid="0029c1ea"/>
    </style:style>
    <style:style style:name="P32" style:family="paragraph" style:parent-style-name="Table_20_Contents">
      <style:text-properties officeooo:paragraph-rsid="003bb680"/>
    </style:style>
    <style:style style:name="P33" style:family="paragraph" style:parent-style-name="Standard">
      <style:text-properties officeooo:rsid="0018d831" officeooo:paragraph-rsid="0029c1ea"/>
    </style:style>
    <style:style style:name="P34" style:family="paragraph" style:parent-style-name="Standard">
      <style:text-properties officeooo:paragraph-rsid="0022d307"/>
    </style:style>
    <style:style style:name="P35" style:family="paragraph" style:parent-style-name="Standard">
      <style:text-properties officeooo:rsid="0029c1ea" officeooo:paragraph-rsid="0029c1ea"/>
    </style:style>
    <style:style style:name="P36" style:family="paragraph" style:parent-style-name="Table_20_Contents">
      <style:paragraph-properties fo:margin-left="0.002in" fo:margin-right="-0.0327in" fo:text-indent="0in" style:auto-text-indent="false"/>
      <style:text-properties officeooo:rsid="00195e50" officeooo:paragraph-rsid="00195e50"/>
    </style:style>
    <style:style style:name="P37" style:family="paragraph" style:parent-style-name="Table_20_Contents">
      <style:paragraph-properties fo:margin-left="0.002in" fo:margin-right="-0.0327in" fo:text-indent="0in" style:auto-text-indent="false"/>
      <style:text-properties officeooo:rsid="00195e50" officeooo:paragraph-rsid="001bfd3d"/>
    </style:style>
    <style:style style:name="P38" style:family="paragraph" style:parent-style-name="Table_20_Contents">
      <style:paragraph-properties fo:margin-left="0.002in" fo:margin-right="-0.0327in" fo:text-indent="0in" style:auto-text-indent="false"/>
      <style:text-properties officeooo:rsid="00195e50" officeooo:paragraph-rsid="001df416"/>
    </style:style>
    <style:style style:name="P39" style:family="paragraph" style:parent-style-name="Table_20_Contents">
      <style:paragraph-properties fo:margin-left="0.002in" fo:margin-right="-0.0035in" fo:text-indent="0in" style:auto-text-indent="false"/>
      <style:text-properties officeooo:rsid="0022d307" officeooo:paragraph-rsid="0022d307"/>
    </style:style>
    <style:style style:name="P40" style:family="paragraph" style:parent-style-name="Standard">
      <style:text-properties officeooo:rsid="002d0f11" officeooo:paragraph-rsid="002d0f11" fo:background-color="#ffff00"/>
    </style:style>
    <style:style style:name="P41" style:family="paragraph" style:parent-style-name="Standard">
      <style:text-properties officeooo:rsid="003039d9" officeooo:paragraph-rsid="003039d9" fo:background-color="#ffff00"/>
    </style:style>
    <style:style style:name="P42" style:family="paragraph" style:parent-style-name="Standard">
      <style:text-properties officeooo:rsid="003767d3" officeooo:paragraph-rsid="003767d3" fo:background-color="#ffff00"/>
    </style:style>
    <style:style style:name="P43" style:family="paragraph" style:parent-style-name="Standard">
      <style:text-properties officeooo:rsid="0018d831" officeooo:paragraph-rsid="0022d307"/>
    </style:style>
    <style:style style:name="P44" style:family="paragraph" style:parent-style-name="Text_20_body">
      <style:text-properties officeooo:rsid="003039d9" officeooo:paragraph-rsid="003039d9"/>
    </style:style>
    <style:style style:name="P45" style:family="paragraph" style:parent-style-name="Text_20_body">
      <style:text-properties officeooo:rsid="003039d9" officeooo:paragraph-rsid="005e7886"/>
    </style:style>
    <style:style style:name="P46" style:family="paragraph" style:parent-style-name="Text_20_body">
      <style:text-properties officeooo:rsid="003767d3" officeooo:paragraph-rsid="003767d3"/>
    </style:style>
    <style:style style:name="P47" style:family="paragraph" style:parent-style-name="Text_20_body">
      <style:text-properties officeooo:rsid="002e5d83" officeooo:paragraph-rsid="002e5d83"/>
    </style:style>
    <style:style style:name="P48" style:family="paragraph" style:parent-style-name="Text_20_body">
      <style:text-properties officeooo:rsid="003bb680" officeooo:paragraph-rsid="003bb680"/>
    </style:style>
    <style:style style:name="P49" style:family="paragraph" style:parent-style-name="Text_20_body" style:list-style-name="">
      <style:text-properties officeooo:paragraph-rsid="0040cc5b"/>
    </style:style>
    <style:style style:name="P50" style:family="paragraph" style:parent-style-name="Text_20_body" style:list-style-name="">
      <style:text-properties officeooo:paragraph-rsid="0039f468"/>
    </style:style>
    <style:style style:name="P51" style:family="paragraph" style:parent-style-name="Text_20_body" style:list-style-name="">
      <style:text-properties officeooo:paragraph-rsid="0051bbd5"/>
    </style:style>
    <style:style style:name="P52" style:family="paragraph" style:parent-style-name="Text_20_body" style:list-style-name="">
      <style:text-properties officeooo:paragraph-rsid="00541c71"/>
    </style:style>
    <style:style style:name="P53" style:family="paragraph" style:parent-style-name="Text_20_body" style:list-style-name="">
      <style:text-properties officeooo:paragraph-rsid="00560e04"/>
    </style:style>
    <style:style style:name="P54" style:family="paragraph" style:parent-style-name="Text_20_body" style:list-style-name="">
      <style:text-properties officeooo:paragraph-rsid="006009a9"/>
    </style:style>
    <style:style style:name="P55" style:family="paragraph" style:parent-style-name="Text_20_body" style:list-style-name="">
      <style:text-properties officeooo:rsid="0039f468" officeooo:paragraph-rsid="0039f468"/>
    </style:style>
    <style:style style:name="P56" style:family="paragraph" style:parent-style-name="Text_20_body">
      <style:text-properties officeooo:rsid="0018d831" officeooo:paragraph-rsid="00195e50"/>
    </style:style>
    <style:style style:name="P57" style:family="paragraph" style:parent-style-name="Text_20_body">
      <style:text-properties officeooo:rsid="0018d831" officeooo:paragraph-rsid="0059a5e3"/>
    </style:style>
    <style:style style:name="P58" style:family="paragraph" style:parent-style-name="Text_20_body">
      <style:text-properties officeooo:rsid="0018d831" officeooo:paragraph-rsid="005e7886"/>
    </style:style>
    <style:style style:name="P59" style:family="paragraph" style:parent-style-name="Text_20_body">
      <style:text-properties officeooo:rsid="0018d831" fo:background-color="#ffff00"/>
    </style:style>
    <style:style style:name="P60" style:family="paragraph" style:parent-style-name="Text_20_body">
      <style:text-properties officeooo:rsid="0018d831" officeooo:paragraph-rsid="001d9d03" fo:background-color="#ffff00"/>
    </style:style>
    <style:style style:name="P61" style:family="paragraph" style:parent-style-name="Text_20_body">
      <style:text-properties officeooo:paragraph-rsid="001df416" fo:background-color="#ffff00"/>
    </style:style>
    <style:style style:name="P62" style:family="paragraph" style:parent-style-name="Text_20_body">
      <style:text-properties officeooo:rsid="001df416" officeooo:paragraph-rsid="001df416" fo:background-color="#ffff00"/>
    </style:style>
    <style:style style:name="P63" style:family="paragraph" style:parent-style-name="Text_20_body">
      <style:text-properties officeooo:paragraph-rsid="004b2a97" fo:background-color="transparent"/>
    </style:style>
    <style:style style:name="P64" style:family="paragraph" style:parent-style-name="Text_20_body">
      <style:text-properties officeooo:rsid="0018d831" officeooo:paragraph-rsid="0052de47" fo:background-color="transparent"/>
    </style:style>
    <style:style style:name="P65" style:family="paragraph" style:parent-style-name="Text_20_body">
      <style:text-properties officeooo:rsid="0018d831" officeooo:paragraph-rsid="006009a9" fo:background-color="transparent"/>
    </style:style>
    <style:style style:name="P66" style:family="paragraph" style:parent-style-name="Text_20_body">
      <style:text-properties officeooo:paragraph-rsid="0069bf4a"/>
    </style:style>
    <style:style style:name="P67" style:family="paragraph" style:parent-style-name="Text_20_body">
      <style:paragraph-properties fo:background-color="transparent">
        <style:background-image/>
      </style:paragraph-properties>
      <style:text-properties officeooo:paragraph-rsid="004a0d63" fo:background-color="transparent"/>
    </style:style>
    <style:style style:name="P68" style:family="paragraph" style:parent-style-name="Text_20_body">
      <style:paragraph-properties fo:background-color="transparent">
        <style:background-image/>
      </style:paragraph-properties>
      <style:text-properties officeooo:paragraph-rsid="004b2a97" fo:background-color="transparent"/>
    </style:style>
    <style:style style:name="P69" style:family="paragraph" style:parent-style-name="Heading_20_1" style:list-style-name=""/>
    <style:style style:name="P70" style:family="paragraph" style:parent-style-name="Heading_20_1">
      <style:text-properties officeooo:rsid="003650f4"/>
    </style:style>
    <style:style style:name="P71" style:family="paragraph" style:parent-style-name="Heading_20_1">
      <style:paragraph-properties fo:break-before="page"/>
    </style:style>
    <style:style style:name="P72" style:family="paragraph" style:parent-style-name="Heading_20_1" style:list-style-name="">
      <style:paragraph-properties fo:break-before="page"/>
      <style:text-properties officeooo:rsid="003650f4" officeooo:paragraph-rsid="003650f4"/>
    </style:style>
    <style:style style:name="P73" style:family="paragraph" style:parent-style-name="Heading_20_1">
      <style:paragraph-properties fo:break-before="page"/>
      <style:text-properties officeooo:rsid="002d0f11"/>
    </style:style>
    <style:style style:name="P74" style:family="paragraph" style:parent-style-name="Heading_20_2">
      <style:text-properties officeooo:paragraph-rsid="0018d831"/>
    </style:style>
    <style:style style:name="P75" style:family="paragraph" style:parent-style-name="Heading_20_2">
      <style:text-properties officeooo:rsid="0018d831" officeooo:paragraph-rsid="001bfd3d"/>
    </style:style>
    <style:style style:name="P76" style:family="paragraph" style:parent-style-name="Heading_20_2" style:list-style-name="">
      <style:text-properties officeooo:rsid="0018d831" officeooo:paragraph-rsid="001bfd3d"/>
    </style:style>
    <style:style style:name="P77" style:family="paragraph" style:parent-style-name="Heading_20_2" style:list-style-name="">
      <style:text-properties officeooo:rsid="0018d831" officeooo:paragraph-rsid="001df416"/>
    </style:style>
    <style:style style:name="P78" style:family="paragraph" style:parent-style-name="Heading_20_2" style:list-style-name="">
      <style:text-properties officeooo:rsid="0018d831" officeooo:paragraph-rsid="001d9d03"/>
    </style:style>
    <style:style style:name="P79" style:family="paragraph" style:parent-style-name="Heading_20_2" style:list-style-name="">
      <style:text-properties officeooo:rsid="0018d831" officeooo:paragraph-rsid="004693c9"/>
    </style:style>
    <style:style style:name="P80" style:family="paragraph" style:parent-style-name="Heading_20_2">
      <style:text-properties officeooo:rsid="001bfd3d" officeooo:paragraph-rsid="001bfd3d"/>
    </style:style>
    <style:style style:name="P81" style:family="paragraph" style:parent-style-name="Heading_20_2">
      <style:text-properties style:text-underline-style="solid" style:text-underline-width="auto" style:text-underline-color="font-color"/>
    </style:style>
    <style:style style:name="P82" style:family="paragraph" style:parent-style-name="Heading_20_2" style:list-style-name="">
      <style:text-properties officeooo:rsid="002d0f11"/>
    </style:style>
    <style:style style:name="P83" style:family="paragraph" style:parent-style-name="Heading_20_2">
      <style:paragraph-properties fo:break-before="page"/>
      <style:text-properties officeooo:paragraph-rsid="001bfd3d"/>
    </style:style>
    <style:style style:name="P84" style:family="paragraph" style:parent-style-name="Heading_20_2">
      <style:paragraph-properties fo:break-before="page"/>
      <style:text-properties officeooo:paragraph-rsid="001df416"/>
    </style:style>
    <style:style style:name="P85" style:family="paragraph" style:parent-style-name="Heading_20_2">
      <style:paragraph-properties fo:break-before="page"/>
      <style:text-properties officeooo:rsid="0018d831" officeooo:paragraph-rsid="004693c9"/>
    </style:style>
    <style:style style:name="P86" style:family="paragraph" style:parent-style-name="Heading_20_2">
      <style:paragraph-properties fo:break-before="page"/>
      <style:text-properties officeooo:paragraph-rsid="001d9d03"/>
    </style:style>
    <style:style style:name="P87" style:family="paragraph" style:parent-style-name="Table_20_Contents">
      <style:text-properties officeooo:rsid="003bb680" officeooo:paragraph-rsid="003bb680"/>
    </style:style>
    <style:style style:name="P88" style:family="paragraph" style:parent-style-name="Table_20_Contents">
      <style:text-properties officeooo:rsid="003039d9" officeooo:paragraph-rsid="003039d9"/>
    </style:style>
    <style:style style:name="P89" style:family="paragraph" style:parent-style-name="Table_20_Contents">
      <style:text-properties officeooo:rsid="0042d580" officeooo:paragraph-rsid="0042d580"/>
    </style:style>
    <style:style style:name="P90" style:family="paragraph" style:parent-style-name="Table_20_Contents">
      <style:text-properties officeooo:rsid="003eec9a" officeooo:paragraph-rsid="003eec9a"/>
    </style:style>
    <style:style style:name="P91" style:family="paragraph" style:parent-style-name="Table_20_Contents">
      <style:text-properties officeooo:rsid="003eec9a" officeooo:paragraph-rsid="0048caa3"/>
    </style:style>
    <style:style style:name="P92" style:family="paragraph" style:parent-style-name="Table_20_Contents">
      <style:text-properties officeooo:rsid="003446b7" officeooo:paragraph-rsid="003446b7"/>
    </style:style>
    <style:style style:name="P93" style:family="paragraph" style:parent-style-name="Table_20_Contents">
      <style:text-properties officeooo:rsid="003d67b7" officeooo:paragraph-rsid="003d67b7"/>
    </style:style>
    <style:style style:name="P94" style:family="paragraph" style:parent-style-name="Table_20_Contents">
      <style:text-properties officeooo:rsid="0022d307" officeooo:paragraph-rsid="0044dd01"/>
    </style:style>
    <style:style style:name="P95" style:family="paragraph" style:parent-style-name="Table_20_Contents">
      <style:text-properties officeooo:paragraph-rsid="0044fbc7"/>
    </style:style>
    <style:style style:name="P96" style:family="paragraph" style:parent-style-name="Table_20_Contents">
      <style:text-properties officeooo:paragraph-rsid="0048caa3"/>
    </style:style>
    <style:style style:name="P97" style:family="paragraph" style:parent-style-name="Table_20_Contents">
      <style:text-properties officeooo:paragraph-rsid="00490537"/>
    </style:style>
    <style:style style:name="P98" style:family="paragraph" style:parent-style-name="Table_20_Contents">
      <style:text-properties officeooo:paragraph-rsid="004e7f6c"/>
    </style:style>
    <style:style style:name="P99" style:family="paragraph" style:parent-style-name="Heading_20_3">
      <style:text-properties officeooo:rsid="0029c1ea"/>
    </style:style>
    <style:style style:name="P100" style:family="paragraph" style:parent-style-name="Heading_20_3">
      <style:text-properties officeooo:paragraph-rsid="005e7886"/>
    </style:style>
    <style:style style:name="P101" style:family="paragraph" style:parent-style-name="Heading_20_4">
      <style:text-properties officeooo:rsid="002d0f11"/>
    </style:style>
    <style:style style:name="P102" style:family="paragraph" style:parent-style-name="Heading_20_4">
      <style:text-properties officeooo:rsid="0029c1ea"/>
    </style:style>
    <style:style style:name="T1" style:family="text">
      <style:text-properties officeooo:rsid="0018d831"/>
    </style:style>
    <style:style style:name="T2" style:family="text">
      <style:text-properties officeooo:rsid="00195e50"/>
    </style:style>
    <style:style style:name="T3" style:family="text">
      <style:text-properties officeooo:rsid="001a9632"/>
    </style:style>
    <style:style style:name="T4" style:family="text">
      <style:text-properties officeooo:rsid="001bfd3d"/>
    </style:style>
    <style:style style:name="T5" style:family="text">
      <style:text-properties officeooo:rsid="001d9d03"/>
    </style:style>
    <style:style style:name="T6" style:family="text">
      <style:text-properties officeooo:rsid="001df416"/>
    </style:style>
    <style:style style:name="T7" style:family="text">
      <style:text-properties officeooo:rsid="001faabc"/>
    </style:style>
    <style:style style:name="T8" style:family="text">
      <style:text-properties officeooo:rsid="0020e91d"/>
    </style:style>
    <style:style style:name="T9" style:family="text">
      <style:text-properties officeooo:rsid="0022d307"/>
    </style:style>
    <style:style style:name="T10" style:family="text">
      <style:text-properties officeooo:rsid="0029c1ea"/>
    </style:style>
    <style:style style:name="T11" style:family="text">
      <style:text-properties officeooo:rsid="002acbad"/>
    </style:style>
    <style:style style:name="T12" style:family="text">
      <style:text-properties fo:background-color="#ffff00"/>
    </style:style>
    <style:style style:name="T13" style:family="text">
      <style:text-properties officeooo:rsid="002acbad" fo:background-color="#ffff00"/>
    </style:style>
    <style:style style:name="T14" style:family="text">
      <style:text-properties officeooo:rsid="0018d831" fo:background-color="#ffff00"/>
    </style:style>
    <style:style style:name="T15" style:family="text">
      <style:text-properties officeooo:rsid="003039d9" fo:background-color="#ffff00"/>
    </style:style>
    <style:style style:name="T16" style:family="text">
      <style:text-properties officeooo:rsid="006009a9" fo:background-color="#ffff00"/>
    </style:style>
    <style:style style:name="T17" style:family="text">
      <style:text-properties officeooo:rsid="0061baa2" fo:background-color="#ffff00"/>
    </style:style>
    <style:style style:name="T18" style:family="text">
      <style:text-properties officeooo:rsid="006296af" fo:background-color="#ffff00"/>
    </style:style>
    <style:style style:name="T19" style:family="text">
      <style:text-properties officeooo:rsid="002d0f11"/>
    </style:style>
    <style:style style:name="T20" style:family="text">
      <style:text-properties officeooo:rsid="002e5d83"/>
    </style:style>
    <style:style style:name="T21" style:family="text">
      <style:text-properties officeooo:rsid="003039d9"/>
    </style:style>
    <style:style style:name="T22" style:family="text">
      <style:text-properties officeooo:rsid="003767d3"/>
    </style:style>
    <style:style style:name="T23" style:family="text">
      <style:text-properties officeooo:rsid="0039f468"/>
    </style:style>
    <style:style style:name="T24" style:family="text">
      <style:text-properties officeooo:rsid="003bb680"/>
    </style:style>
    <style:style style:name="T25" style:family="text">
      <style:text-properties officeooo:rsid="003c50ac"/>
    </style:style>
    <style:style style:name="T26" style:family="text">
      <style:text-properties officeooo:rsid="003d67b7"/>
    </style:style>
    <style:style style:name="T27" style:family="text">
      <style:text-properties officeooo:rsid="0042d580"/>
    </style:style>
    <style:style style:name="T28" style:family="text">
      <style:text-properties officeooo:rsid="0044dd01"/>
    </style:style>
    <style:style style:name="T29" style:family="text">
      <style:text-properties officeooo:rsid="0044fbc7"/>
    </style:style>
    <style:style style:name="T30" style:family="text">
      <style:text-properties officeooo:rsid="0048caa3"/>
    </style:style>
    <style:style style:name="T31" style:family="text">
      <style:text-properties officeooo:rsid="00490537"/>
    </style:style>
    <style:style style:name="T32" style:family="text">
      <style:text-properties officeooo:rsid="004a0d63"/>
    </style:style>
    <style:style style:name="T33" style:family="text">
      <style:text-properties officeooo:rsid="004b2a97"/>
    </style:style>
    <style:style style:name="T34" style:family="text">
      <style:text-properties officeooo:rsid="004e7f6c"/>
    </style:style>
    <style:style style:name="T35" style:family="text">
      <style:text-properties officeooo:rsid="004ff31d"/>
    </style:style>
    <style:style style:name="T36" style:family="text">
      <style:text-properties officeooo:rsid="00505585"/>
    </style:style>
    <style:style style:name="T37" style:family="text">
      <style:text-properties officeooo:rsid="0051bbd5"/>
    </style:style>
    <style:style style:name="T38" style:family="text">
      <style:text-properties officeooo:rsid="0053bb69"/>
    </style:style>
    <style:style style:name="T39" style:family="text">
      <style:text-properties officeooo:rsid="00583a29"/>
    </style:style>
    <style:style style:name="T40" style:family="text">
      <style:text-properties officeooo:rsid="006009a9"/>
    </style:style>
    <style:style style:name="T41" style:family="text">
      <style:text-properties officeooo:rsid="0061baa2"/>
    </style:style>
    <style:style style:name="T42" style:family="text">
      <style:text-properties officeooo:rsid="006262e6"/>
    </style:style>
    <style:style style:name="T43" style:family="text">
      <style:text-properties officeooo:rsid="00680280"/>
    </style:style>
    <style:style style:name="T44" style:family="text">
      <style:text-properties officeooo:rsid="0069bf4a"/>
    </style:style>
    <style:style style:name="T45" style:family="text">
      <style:text-properties officeooo:rsid="006ae2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4" text:outline-level="2"><text:span text:style-name="T1">Kits Arduin</text:span><text:span text:style-name="T43">o</text:span></text:h>
      <text:p text:style-name="P66"><text:span text:style-name="T44">Arduino es una plataforma abierta de prototipado, basada en software y hardware flexible fácil de usar. Está pensada para ser usada por diseñadores, artist</text:span><text:span text:style-name="T45">as, como hobby, para crear objetos y ambientes interactivos. Entre sus productos, hay kits, placas </text:span></text:p>
      <text:p text:style-name="P2"><text:span text:style-name="T1">Procesadores y arq</text:span><text:span text:style-name="T3">uitectura: </text:span><text:span text:style-name="T4">Atmel, </text:span><text:span text:style-name="T11">algunos con </text:span><text:span text:style-name="T4">arquitectura ARM </text:span><text:span text:style-name="T11">otros AVR</text:span><text:span text:style-name="T4">.</text:span></text:p>
      <text:p text:style-name="P1"><text:span text:style-name="T1">Descripción general </text:span><text:span text:style-name="T3">del proyecto</text:span><text:span text:style-name="T1">: </text:span><text:span text:style-name="T14"><text:s text:c="2"/></text:span></text:p>
      <text:p text:style-name="P6">Lenguaje estándar: <text:span text:style-name="T11">C, </text:span><text:span text:style-name="T13">...</text:span></text:p>
      <text:p text:style-name="P6">Herramientas de desarrollo: <text:span text:style-name="T12"><text:s text:c="2"/></text:span></text:p>
      <table:table table:name="Kit1" table:style-name="Kit1">
        <table:table-column table:style-name="Kit1.A"/>
        <table:table-column table:style-name="Kit1.B"/>
        <table:table-row>
          <table:table-cell table:style-name="Kit1.A1" office:value-type="string">
            <text:p text:style-name="P18">Kit:</text:p>
          </table:table-cell>
          <table:table-cell table:style-name="Kit1.B1" office:value-type="string">
            <text:p text:style-name="P24">Arduino Uno</text:p>
          </table:table-cell>
        </table:table-row>
        <table:table-row>
          <table:table-cell table:style-name="Kit1.A2" office:value-type="string">
            <text:p text:style-name="P24">Webpage:</text:p>
          </table:table-cell>
          <table:table-cell table:style-name="Kit1.B2" office:value-type="string">
            <text:p text:style-name="P12"><text:a xlink:type="simple" xlink:href="http://arduino.cc/en/Main/ArduinoBoardUno"><text:span text:style-name="T3">http://arduino.cc/en/Main/ArduinoBoardUno</text:span></text:a></text:p>
          </table:table-cell>
        </table:table-row>
        <table:table-row>
          <table:table-cell table:style-name="Kit1.A2" office:value-type="string">
            <text:p text:style-name="P36">Características generales:</text:p>
          </table:table-cell>
          <table:table-cell table:style-name="Kit1.B2" office:value-type="string">
            <text:p text:style-name="Table_20_Contents"/>
          </table:table-cell>
        </table:table-row>
        <table:table-row>
          <table:table-cell table:style-name="Kit1.A2" office:value-type="string">
            <text:p text:style-name="P18">Procesador:</text:p>
          </table:table-cell>
          <table:table-cell table:style-name="Kit1.B2" office:value-type="string">
            <text:p text:style-name="P24">ATmega328,</text:p>
          </table:table-cell>
        </table:table-row>
        <table:table-row>
          <table:table-cell table:style-name="Kit1.A2" office:value-type="string">
            <text:p text:style-name="P24">Precio estimado:</text:p>
          </table:table-cell>
          <table:table-cell table:style-name="Kit1.B2" office:value-type="string">
            <text:p text:style-name="Table_20_Contents"/>
          </table:table-cell>
        </table:table-row>
      </table:table>
      <text:p text:style-name="P7"/>
      <text:p text:style-name="P7"/>
      <table:table table:name="Table4" table:style-name="Table4">
        <table:table-column table:style-name="Table4.A"/>
        <table:table-column table:style-name="Table4.B"/>
        <table:table-row>
          <table:table-cell table:style-name="Table4.A1" office:value-type="string">
            <text:p text:style-name="P19">Kit:</text:p>
          </table:table-cell>
          <table:table-cell table:style-name="Table4.B1" office:value-type="string">
            <text:p text:style-name="P13"><text:span text:style-name="T3">Arduino </text:span><text:span text:style-name="T4">Due</text:span></text:p>
          </table:table-cell>
        </table:table-row>
        <table:table-row>
          <table:table-cell table:style-name="Table4.A2" office:value-type="string">
            <text:p text:style-name="P25">Webpage:</text:p>
          </table:table-cell>
          <table:table-cell table:style-name="Table4.B2" office:value-type="string">
            <text:p text:style-name="P13"><text:a xlink:type="simple" xlink:href="http://arduino.cc/en/Main/ArduinoBoardDue"><text:span text:style-name="T4">http://arduino.cc/en/Main/ArduinoBoardDue</text:span></text:a></text:p>
          </table:table-cell>
        </table:table-row>
        <table:table-row>
          <table:table-cell table:style-name="Table4.A2" office:value-type="string">
            <text:p text:style-name="P37">Características generales:</text:p>
          </table:table-cell>
          <table:table-cell table:style-name="Table4.B2" office:value-type="string">
            <text:p text:style-name="P13"/>
          </table:table-cell>
        </table:table-row>
        <table:table-row>
          <table:table-cell table:style-name="Table4.A2" office:value-type="string">
            <text:p text:style-name="P19">Procesador:</text:p>
          </table:table-cell>
          <table:table-cell table:style-name="Table4.B2" office:value-type="string">
            <text:p text:style-name="Table_20_Contents">AT91SAM3X8E</text:p>
          </table:table-cell>
        </table:table-row>
        <table:table-row>
          <table:table-cell table:style-name="Table4.A2" office:value-type="string">
            <text:p text:style-name="P25">Precio estimado:</text:p>
          </table:table-cell>
          <table:table-cell table:style-name="Table4.B2" office:value-type="string">
            <text:p text:style-name="P13"/>
          </table:table-cell>
        </table:table-row>
      </table:table>
      <text:h text:style-name="P75" text:outline-level="2"/>
      <table:table table:name="Table5" table:style-name="Table5">
        <table:table-column table:style-name="Table5.A"/>
        <table:table-column table:style-name="Table5.B"/>
        <table:table-row>
          <table:table-cell table:style-name="Table5.A1" office:value-type="string">
            <text:p text:style-name="P19">Kit:</text:p>
          </table:table-cell>
          <table:table-cell table:style-name="Table5.B1" office:value-type="string">
            <text:p text:style-name="P25">Arduino Uno</text:p>
          </table:table-cell>
        </table:table-row>
        <table:table-row>
          <table:table-cell table:style-name="Table5.A2" office:value-type="string">
            <text:p text:style-name="P25">Webpage:</text:p>
          </table:table-cell>
          <table:table-cell table:style-name="Table5.B2" office:value-type="string">
            <text:p text:style-name="P13"><text:a xlink:type="simple" xlink:href="http://arduino.cc/en/Main/ArduinoBoardUno"><text:span text:style-name="T3">http://arduino.cc/en/Main/ArduinoBoardUno</text:span></text:a></text:p>
          </table:table-cell>
        </table:table-row>
        <table:table-row>
          <table:table-cell table:style-name="Table5.A2" office:value-type="string">
            <text:p text:style-name="P37">Características generales:</text:p>
          </table:table-cell>
          <table:table-cell table:style-name="Table5.B2" office:value-type="string">
            <text:p text:style-name="P13"/>
          </table:table-cell>
        </table:table-row>
        <table:table-row>
          <table:table-cell table:style-name="Table5.A2" office:value-type="string">
            <text:p text:style-name="P19">Procesador:</text:p>
          </table:table-cell>
          <table:table-cell table:style-name="Table5.B2" office:value-type="string">
            <text:p text:style-name="P25">ATmega328</text:p>
          </table:table-cell>
        </table:table-row>
        <table:table-row>
          <table:table-cell table:style-name="Table5.A2" office:value-type="string">
            <text:p text:style-name="P25">Precio estimado:</text:p>
          </table:table-cell>
          <table:table-cell table:style-name="Table5.B2" office:value-type="string">
            <text:p text:style-name="P13"/>
          </table:table-cell>
        </table:table-row>
      </table:table>
      <text:h text:style-name="P75" text:outline-level="2"/>
      <table:table table:name="Table6" table:style-name="Table6">
        <table:table-column table:style-name="Table6.A"/>
        <table:table-column table:style-name="Table6.B"/>
        <table:table-row>
          <table:table-cell table:style-name="Table6.A1" office:value-type="string">
            <text:p text:style-name="P19">Kit:</text:p>
          </table:table-cell>
          <table:table-cell table:style-name="Table6.B1" office:value-type="string">
            <text:p text:style-name="P25">Arduino Uno</text:p>
          </table:table-cell>
        </table:table-row>
        <table:table-row>
          <table:table-cell table:style-name="Table6.A2" office:value-type="string">
            <text:p text:style-name="P25">Webpage:</text:p>
          </table:table-cell>
          <table:table-cell table:style-name="Table6.B2" office:value-type="string">
            <text:p text:style-name="P13"><text:a xlink:type="simple" xlink:href="http://arduino.cc/en/Main/ArduinoBoardUno"><text:span text:style-name="T3">http://arduino.cc/en/Main/ArduinoBoardUno</text:span></text:a></text:p>
          </table:table-cell>
        </table:table-row>
        <table:table-row>
          <table:table-cell table:style-name="Table6.A2" office:value-type="string">
            <text:p text:style-name="P37">Características generales:</text:p>
          </table:table-cell>
          <table:table-cell table:style-name="Table6.B2" office:value-type="string">
            <text:p text:style-name="P13"/>
          </table:table-cell>
        </table:table-row>
        <table:table-row>
          <table:table-cell table:style-name="Table6.A2" office:value-type="string">
            <text:p text:style-name="P19">Procesador:</text:p>
          </table:table-cell>
          <table:table-cell table:style-name="Table6.B2" office:value-type="string">
            <text:p text:style-name="P25">ATmega328</text:p>
          </table:table-cell>
        </table:table-row>
        <table:table-row>
          <table:table-cell table:style-name="Table6.A2" office:value-type="string">
            <text:p text:style-name="P25">Precio estimado:</text:p>
          </table:table-cell>
          <table:table-cell table:style-name="Table6.B2" office:value-type="string">
            <text:p text:style-name="P13"/>
          </table:table-cell>
        </table:table-row>
      </table:table>
      <text:h text:style-name="P75" text:outline-level="2"/>
      <table:table table:name="Table7" table:style-name="Table7">
        <table:table-column table:style-name="Table7.A"/>
        <table:table-column table:style-name="Table7.B"/>
        <table:table-row>
          <table:table-cell table:style-name="Table7.A1" office:value-type="string">
            <text:p text:style-name="P19"/>
          </table:table-cell>
          <table:table-cell table:style-name="Table7.B1" office:value-type="string">
            <text:p text:style-name="P25"/>
          </table:table-cell>
        </table:table-row>
        <text:soft-page-break/>
        <table:table-row>
          <table:table-cell table:style-name="Table7.A2" office:value-type="string">
            <text:p text:style-name="P25"/>
          </table:table-cell>
          <table:table-cell table:style-name="Table7.B2" office:value-type="string">
            <text:p text:style-name="P13"><text:a xlink:type="simple" xlink:href="http://arduino.cc/en/Main/ArduinoBoardUno"><text:span text:style-name="T3"/></text:a></text:p>
          </table:table-cell>
        </table:table-row>
        <table:table-row>
          <table:table-cell table:style-name="Table7.A2" office:value-type="string">
            <text:p text:style-name="P37"/>
          </table:table-cell>
          <table:table-cell table:style-name="Table7.B2" office:value-type="string">
            <text:p text:style-name="P13"/>
          </table:table-cell>
        </table:table-row>
        <table:table-row>
          <table:table-cell table:style-name="Table7.A2" office:value-type="string">
            <text:p text:style-name="P19"/>
          </table:table-cell>
          <table:table-cell table:style-name="Table7.B2" office:value-type="string">
            <text:p text:style-name="P25"/>
          </table:table-cell>
        </table:table-row>
        <table:table-row>
          <table:table-cell table:style-name="Table7.A2" office:value-type="string">
            <text:p text:style-name="P25"/>
          </table:table-cell>
          <table:table-cell table:style-name="Table7.B2" office:value-type="string">
            <text:p text:style-name="P13"/>
          </table:table-cell>
        </table:table-row>
      </table:table>
      <text:h text:style-name="P80" text:outline-level="2"/>
      <table:table table:name="Table8" table:style-name="Table8">
        <table:table-column table:style-name="Table8.A"/>
        <table:table-column table:style-name="Table8.B"/>
        <table:table-row>
          <table:table-cell table:style-name="Table8.A1" office:value-type="string">
            <text:p text:style-name="P19"/>
          </table:table-cell>
          <table:table-cell table:style-name="Table8.B1" office:value-type="string">
            <text:p text:style-name="P25"/>
          </table:table-cell>
        </table:table-row>
        <table:table-row>
          <table:table-cell table:style-name="Table8.A2" office:value-type="string">
            <text:p text:style-name="P25"/>
          </table:table-cell>
          <table:table-cell table:style-name="Table8.B2" office:value-type="string">
            <text:p text:style-name="P13"><text:a xlink:type="simple" xlink:href="http://arduino.cc/en/Main/ArduinoBoardUno"><text:span text:style-name="T3"/></text:a></text:p>
          </table:table-cell>
        </table:table-row>
        <table:table-row>
          <table:table-cell table:style-name="Table8.A2" office:value-type="string">
            <text:p text:style-name="P37"/>
          </table:table-cell>
          <table:table-cell table:style-name="Table8.B2" office:value-type="string">
            <text:p text:style-name="P13"/>
          </table:table-cell>
        </table:table-row>
        <table:table-row>
          <table:table-cell table:style-name="Table8.A2" office:value-type="string">
            <text:p text:style-name="P19"/>
          </table:table-cell>
          <table:table-cell table:style-name="Table8.B2" office:value-type="string">
            <text:p text:style-name="P25"/>
          </table:table-cell>
        </table:table-row>
        <table:table-row>
          <table:table-cell table:style-name="Table8.A2" office:value-type="string">
            <text:p text:style-name="P25"/>
          </table:table-cell>
          <table:table-cell table:style-name="Table8.B2" office:value-type="string">
            <text:p text:style-name="P13"/>
          </table:table-cell>
        </table:table-row>
      </table:table>
      <text:h text:style-name="P75" text:outline-level="2"/>
      <table:table table:name="Table9" table:style-name="Table9">
        <table:table-column table:style-name="Table9.A"/>
        <table:table-column table:style-name="Table9.B"/>
        <table:table-row>
          <table:table-cell table:style-name="Table9.A1" office:value-type="string">
            <text:p text:style-name="P19"/>
          </table:table-cell>
          <table:table-cell table:style-name="Table9.B1" office:value-type="string">
            <text:p text:style-name="P25"/>
          </table:table-cell>
        </table:table-row>
        <table:table-row>
          <table:table-cell table:style-name="Table9.A2" office:value-type="string">
            <text:p text:style-name="P25"/>
          </table:table-cell>
          <table:table-cell table:style-name="Table9.B2" office:value-type="string">
            <text:p text:style-name="P13"><text:a xlink:type="simple" xlink:href="http://arduino.cc/en/Main/ArduinoBoardUno"><text:span text:style-name="T3"/></text:a></text:p>
          </table:table-cell>
        </table:table-row>
        <table:table-row>
          <table:table-cell table:style-name="Table9.A2" office:value-type="string">
            <text:p text:style-name="P37"/>
          </table:table-cell>
          <table:table-cell table:style-name="Table9.B2" office:value-type="string">
            <text:p text:style-name="P13"/>
          </table:table-cell>
        </table:table-row>
        <table:table-row>
          <table:table-cell table:style-name="Table9.A2" office:value-type="string">
            <text:p text:style-name="P19"/>
          </table:table-cell>
          <table:table-cell table:style-name="Table9.B2" office:value-type="string">
            <text:p text:style-name="P25"/>
          </table:table-cell>
        </table:table-row>
        <table:table-row>
          <table:table-cell table:style-name="Table9.A2" office:value-type="string">
            <text:p text:style-name="P25"/>
          </table:table-cell>
          <table:table-cell table:style-name="Table9.B2" office:value-type="string">
            <text:p text:style-name="P13"/>
          </table:table-cell>
        </table:table-row>
      </table:table>
      <text:h text:style-name="P75" text:outline-level="2"/>
      <table:table table:name="Table10" table:style-name="Table10">
        <table:table-column table:style-name="Table10.A"/>
        <table:table-column table:style-name="Table10.B"/>
        <table:table-row>
          <table:table-cell table:style-name="Table10.A1" office:value-type="string">
            <text:p text:style-name="P19"/>
          </table:table-cell>
          <table:table-cell table:style-name="Table10.B1" office:value-type="string">
            <text:p text:style-name="P25"/>
          </table:table-cell>
        </table:table-row>
        <table:table-row>
          <table:table-cell table:style-name="Table10.A2" office:value-type="string">
            <text:p text:style-name="P25"/>
          </table:table-cell>
          <table:table-cell table:style-name="Table10.B2" office:value-type="string">
            <text:p text:style-name="P13"><text:a xlink:type="simple" xlink:href="http://arduino.cc/en/Main/ArduinoBoardUno"><text:span text:style-name="T3"/></text:a></text:p>
          </table:table-cell>
        </table:table-row>
        <table:table-row>
          <table:table-cell table:style-name="Table10.A2" office:value-type="string">
            <text:p text:style-name="P37"/>
          </table:table-cell>
          <table:table-cell table:style-name="Table10.B2" office:value-type="string">
            <text:p text:style-name="P13"/>
          </table:table-cell>
        </table:table-row>
        <table:table-row>
          <table:table-cell table:style-name="Table10.A2" office:value-type="string">
            <text:p text:style-name="P19"/>
          </table:table-cell>
          <table:table-cell table:style-name="Table10.B2" office:value-type="string">
            <text:p text:style-name="P25"/>
          </table:table-cell>
        </table:table-row>
        <table:table-row>
          <table:table-cell table:style-name="Table10.A2" office:value-type="string">
            <text:p text:style-name="P25"/>
          </table:table-cell>
          <table:table-cell table:style-name="Table10.B2" office:value-type="string">
            <text:p text:style-name="P13"/>
          </table:table-cell>
        </table:table-row>
      </table:table>
      <text:h text:style-name="P75" text:outline-level="2"/>
      <table:table table:name="Table11" table:style-name="Table11">
        <table:table-column table:style-name="Table11.A"/>
        <table:table-column table:style-name="Table11.B"/>
        <table:table-row>
          <table:table-cell table:style-name="Table11.A1" office:value-type="string">
            <text:p text:style-name="P19">Kit:</text:p>
          </table:table-cell>
          <table:table-cell table:style-name="Table11.B1" office:value-type="string">
            <text:p text:style-name="P25">Arduino Uno</text:p>
          </table:table-cell>
        </table:table-row>
        <table:table-row>
          <table:table-cell table:style-name="Table11.A2" office:value-type="string">
            <text:p text:style-name="P25">Webpage:</text:p>
          </table:table-cell>
          <table:table-cell table:style-name="Table11.B2" office:value-type="string">
            <text:p text:style-name="P13"><text:a xlink:type="simple" xlink:href="http://arduino.cc/en/Main/ArduinoBoardUno"><text:span text:style-name="T3">http://arduino.cc/en/Main/ArduinoBoardUno</text:span></text:a></text:p>
          </table:table-cell>
        </table:table-row>
        <table:table-row>
          <table:table-cell table:style-name="Table11.A2" office:value-type="string">
            <text:p text:style-name="P37">Características generales:</text:p>
          </table:table-cell>
          <table:table-cell table:style-name="Table11.B2" office:value-type="string">
            <text:p text:style-name="P13"/>
          </table:table-cell>
        </table:table-row>
        <table:table-row>
          <table:table-cell table:style-name="Table11.A2" office:value-type="string">
            <text:p text:style-name="P19">Procesador:</text:p>
          </table:table-cell>
          <table:table-cell table:style-name="Table11.B2" office:value-type="string">
            <text:p text:style-name="P25">ATmega328</text:p>
          </table:table-cell>
        </table:table-row>
        <table:table-row>
          <table:table-cell table:style-name="Table11.A2" office:value-type="string">
            <text:p text:style-name="P25">Precio estimado:</text:p>
          </table:table-cell>
          <table:table-cell table:style-name="Table11.B2" office:value-type="string">
            <text:p text:style-name="P13"/>
          </table:table-cell>
        </table:table-row>
      </table:table>
      <text:h text:style-name="P76" text:outline-level="2"/>
      <text:h text:style-name="P83" text:outline-level="2"><text:span text:style-name="T1">Kits Fischer</text:span><text:span text:style-name="T6">TECHNIK</text:span></text:h>
      <text:p text:style-name="P61"><text:span text:style-name="T6"><text:s text:c="13"/></text:span></text:p>
      <text:p text:style-name="P62"/>
      <table:table table:name="Table15" table:style-name="Table15">
        <table:table-column table:style-name="Table15.A"/>
        <table:table-column table:style-name="Table15.B"/>
        <table:table-row>
          <table:table-cell table:style-name="Table15.A1" office:value-type="string">
            <text:p text:style-name="P20">Kit:</text:p>
          </table:table-cell>
          <table:table-cell table:style-name="Table15.B1" office:value-type="string">
            <text:p text:style-name="P16"><text:span text:style-name="T7">ROBO TX </text:span><text:span text:style-name="T8">Controller</text:span></text:p>
          </table:table-cell>
        </table:table-row>
        <table:table-row>
          <table:table-cell table:style-name="Table15.A2" office:value-type="string">
            <text:p text:style-name="P26">Webpage:</text:p>
          </table:table-cell>
          <table:table-cell table:style-name="Table15.B2" office:value-type="string">
            <text:p text:style-name="P17"><text:a xlink:type="simple" xlink:href="http://www.fischertechnik.de/en/Home/info/computing/ROBO-TX-Controller.aspx/usetemplate-1_column_no_pano/"><text:span text:style-name="T8">http://www.fischertechnik.de/en/Home/info/computing/ROBO-TX-Controller.aspx/usetemplate-1_column_no_pano/</text:span></text:a></text:p>
          </table:table-cell>
        </table:table-row>
        <table:table-row>
          <table:table-cell table:style-name="Table15.A2" office:value-type="string">
            <text:p text:style-name="P38">Características generales:</text:p>
          </table:table-cell>
          <table:table-cell table:style-name="Table15.B2" office:value-type="string">
            <text:p text:style-name="P15">….</text:p>
          </table:table-cell>
        </table:table-row>
        <table:table-row>
          <table:table-cell table:style-name="Table15.A2" office:value-type="string">
            <text:p text:style-name="P20">Procesador:</text:p>
          </table:table-cell>
          <table:table-cell table:style-name="Table15.B2" office:value-type="string">
            <text:p text:style-name="P27">32-bit processor, 200 MHz.</text:p>
          </table:table-cell>
        </table:table-row>
        <table:table-row>
          <table:table-cell table:style-name="Table15.A2" office:value-type="string">
            <text:p text:style-name="P28">Interfaces:</text:p>
          </table:table-cell>
          <table:table-cell table:style-name="Table15.B2" office:value-type="string">
            <text:p text:style-name="P28">...</text:p>
          </table:table-cell>
        </table:table-row>
        <table:table-row>
          <table:table-cell table:style-name="Table15.A2" office:value-type="string">
            <text:p text:style-name="P26">Precio estimado:</text:p>
          </table:table-cell>
          <table:table-cell table:style-name="Table15.B2" office:value-type="string">
            <text:p text:style-name="P28">...</text:p>
          </table:table-cell>
        </table:table-row>
      </table:table>
      <text:h text:style-name="P77" text:outline-level="2"/>
      <text:h text:style-name="P84" text:outline-level="2"><text:span text:style-name="T1">Kits Lego </text:span><text:span text:style-name="T6">Mindstorms</text:span></text:h>
      <text:p text:style-name="P59"><text:s text:c="9"/></text:p>
      <table:table table:name="Table14" table:style-name="Table14">
        <table:table-column table:style-name="Table14.A"/>
        <table:table-column table:style-name="Table14.B"/>
        <table:table-row>
          <table:table-cell table:style-name="Table14.A1" office:value-type="string">
            <text:p text:style-name="P20">Kit:</text:p>
          </table:table-cell>
          <table:table-cell table:style-name="Table14.B1" office:value-type="string">
            <text:p text:style-name="P28">NXT Intelligent brick</text:p>
          </table:table-cell>
        </table:table-row>
        <table:table-row>
          <table:table-cell table:style-name="Table14.A2" office:value-type="string">
            <text:p text:style-name="P26">Webpage:</text:p>
          </table:table-cell>
          <table:table-cell table:style-name="Table14.B2" office:value-type="string">
            <text:p text:style-name="P15"><text:a xlink:type="simple" xlink:href="http://shop.lego.com/en-US/NXT-Intelligent-Brick-9841"><text:span text:style-name="T6">http://shop.lego.com/en-US/NXT-Intelligent-Brick-9841</text:span></text:a></text:p>
          </table:table-cell>
        </table:table-row>
        <table:table-row>
          <table:table-cell table:style-name="Table14.A2" office:value-type="string">
            <text:p text:style-name="P38">Características generales:</text:p>
          </table:table-cell>
          <table:table-cell table:style-name="Table14.B2" office:value-type="string">
            <text:p text:style-name="P15"/>
          </table:table-cell>
        </table:table-row>
        <table:table-row>
          <table:table-cell table:style-name="Table14.A2" office:value-type="string">
            <text:p text:style-name="P20">Procesador:</text:p>
          </table:table-cell>
          <table:table-cell table:style-name="Table14.B2" office:value-type="string">
            <text:p text:style-name="P28">32-bit ARM7 microprocessor</text:p>
          </table:table-cell>
        </table:table-row>
        <table:table-row>
          <table:table-cell table:style-name="Table14.A2" office:value-type="string">
            <text:p text:style-name="P28">Interfaces:</text:p>
          </table:table-cell>
          <table:table-cell table:style-name="Table14.B2" office:value-type="string">
            <text:p text:style-name="P28">Support for Bluetooth, 1 USB 2.0 port, 4 input ports, 3 output ports.</text:p>
          </table:table-cell>
        </table:table-row>
        <table:table-row>
          <table:table-cell table:style-name="Table14.A2" office:value-type="string">
            <text:p text:style-name="P26">Precio estimado:</text:p>
          </table:table-cell>
          <table:table-cell table:style-name="Table14.B2" office:value-type="string">
            <text:p text:style-name="P28">US$ 149.99</text:p>
          </table:table-cell>
        </table:table-row>
      </table:table>
      <text:h text:style-name="P77" text:outline-level="2"/>
      <text:h text:style-name="P84" text:outline-level="2"><text:span text:style-name="T1">Kits Mbed</text:span></text:h>
      <text:p text:style-name="P5"><text:span text:style-name="T1">Procesadores y arquitectura: </text:span><text:span text:style-name="T5">ARM Cortex-M3 (ARM)</text:span></text:p>
      <text:p text:style-name="P8">Descripción general:<text:span text:style-name="T12"> <text:s/></text:span></text:p>
      <text:p text:style-name="P60"/>
      <table:table table:name="Table12" table:style-name="Table12">
        <table:table-column table:style-name="Table12.A"/>
        <table:table-column table:style-name="Table12.B"/>
        <table:table-row>
          <table:table-cell table:style-name="Table12.A1" office:value-type="string">
            <text:p text:style-name="P21">Kit:</text:p>
          </table:table-cell>
          <table:table-cell table:style-name="Table12.B1" office:value-type="string">
            <text:p text:style-name="P29">NXP LPC11U24</text:p>
          </table:table-cell>
        </table:table-row>
        <table:table-row>
          <table:table-cell table:style-name="Table12.A2" office:value-type="string">
            <text:p text:style-name="P29">Homepage:</text:p>
          </table:table-cell>
          <table:table-cell table:style-name="Table12.B2" office:value-type="string">
            <text:p text:style-name="P14"><text:a xlink:type="simple" xlink:href="https://mbed.org/handbook/mbed-NXP-LPC11U24"><text:span text:style-name="T5">https://mbed.org/handbook/mbed-NXP-LPC11U24</text:span></text:a></text:p>
          </table:table-cell>
        </table:table-row>
        <table:table-row>
          <table:table-cell table:style-name="Table12.A2" office:value-type="string">
            <text:p text:style-name="P21">Características generales:</text:p>
          </table:table-cell>
          <table:table-cell table:style-name="Table12.B2" office:value-type="string">
            <text:p text:style-name="P14"/>
          </table:table-cell>
        </table:table-row>
        <table:table-row>
          <table:table-cell table:style-name="Table12.A2" office:value-type="string">
            <text:p text:style-name="P21">Procesador:</text:p>
          </table:table-cell>
          <table:table-cell table:style-name="Table12.B2" office:value-type="string">
            <text:p text:style-name="P29">32-bit ARM Cortex-M0</text:p>
          </table:table-cell>
        </table:table-row>
        <table:table-row>
          <table:table-cell table:style-name="Table12.A2" office:value-type="string">
            <text:p text:style-name="P14"/>
          </table:table-cell>
          <table:table-cell table:style-name="Table12.B2" office:value-type="string">
            <text:p text:style-name="P14"/>
          </table:table-cell>
        </table:table-row>
      </table:table>
      <text:p text:style-name="P8"/>
      <table:table table:name="Table13" table:style-name="Table13">
        <table:table-column table:style-name="Table13.A"/>
        <table:table-column table:style-name="Table13.B"/>
        <table:table-row>
          <table:table-cell table:style-name="Table13.A1" office:value-type="string">
            <text:p text:style-name="P21">Kit:</text:p>
          </table:table-cell>
          <table:table-cell table:style-name="Table13.B1" office:value-type="string">
            <text:p text:style-name="P29">NXP LPC1768</text:p>
          </table:table-cell>
        </table:table-row>
        <table:table-row>
          <table:table-cell table:style-name="Table13.A2" office:value-type="string">
            <text:p text:style-name="P29">Homepage:</text:p>
          </table:table-cell>
          <table:table-cell table:style-name="Table13.B2" office:value-type="string">
            <text:p text:style-name="P14"><text:a xlink:type="simple" xlink:href="http://mbed.org/platforms/mbed-LPC1768/"><text:span text:style-name="T5">http://mbed.org/platforms/mbed-LPC1768/</text:span></text:a></text:p>
          </table:table-cell>
        </table:table-row>
        <table:table-row>
          <table:table-cell table:style-name="Table13.A4" office:value-type="string">
            <text:p text:style-name="P21">Características generales:</text:p>
          </table:table-cell>
          <table:table-cell table:style-name="Table13.B4" office:value-type="string">
            <text:p text:style-name="P29">Diseñada para prototipado rápido de aplicaciones de microcontroladores en general, Ethernet, USB.</text:p>
            <text:p text:style-name="P29">Tiene flexibilidad para varios periféricos y memoria FLASH.</text:p>
          </table:table-cell>
        </table:table-row>
        <table:table-row>
          <table:table-cell table:style-name="Table13.A4" office:value-type="string">
            <text:p text:style-name="P21">Procesador:</text:p>
          </table:table-cell>
          <table:table-cell table:style-name="Table13.B4" office:value-type="string">
            <text:p text:style-name="P29">32-bit ARM Cortex-M3, 96MHz</text:p>
          </table:table-cell>
        </table:table-row>
        <table:table-row>
          <table:table-cell table:style-name="Table13.A5" office:value-type="string">
            <text:p text:style-name="P29">Memoria:</text:p>
          </table:table-cell>
          <table:table-cell table:style-name="Table13.B5" office:value-type="string">
            <text:p text:style-name="P29">512kb FLASH, 32kb RAM</text:p>
          </table:table-cell>
        </table:table-row>
        <table:table-row>
          <table:table-cell table:style-name="Table13.A8" office:value-type="string">
            <text:p text:style-name="P29">Interfaces:</text:p>
          </table:table-cell>
          <table:table-cell table:style-name="Table13.B8" office:value-type="string">
            <text:p text:style-name="P29">Ethernet, USB Host y Device, 2xSPI, 2xI2C, 3xUART, CAN, 6xPWM, 6xADC, GPIO.</text:p>
            <text:p text:style-name="P29">40 pines. Built-in USB programming interface (drag and drop FLASH programmer)</text:p>
          </table:table-cell>
        </table:table-row>
        <table:table-row>
          <table:table-cell table:style-name="Table13.A8" office:value-type="string">
            <text:p text:style-name="P28">Firmware:</text:p>
          </table:table-cell>
          <table:table-cell table:style-name="Table13.B8" office:value-type="string">
            <text:p text:style-name="P14"/>
          </table:table-cell>
        </table:table-row>
        <table:table-row>
          <table:table-cell table:style-name="Table13.A8" office:value-type="string">
            <text:p text:style-name="P15">...</text:p>
          </table:table-cell>
          <table:table-cell table:style-name="Table13.B8" office:value-type="string">
            <text:p text:style-name="P14"/>
          </table:table-cell>
        </table:table-row>
      </table:table>
      <text:h text:style-name="P78" text:outline-level="2"/>
      <text:h text:style-name="P86" text:outline-level="2"><text:span text:style-name="T1">Kits Roboti</text:span><text:span text:style-name="T38">s</text:span></text:h>
      <text:p text:style-name="P64"><text:span text:style-name="T36">La empresa robotis apunta a desarrollar robots para uso educativo, así como una gama de robots para uso competitivo. Los kits de Robotis están diseñados para uso final, es decir, proveen los controladores, así como los componentes para armar la estructura, sensores y actuadores. También la intención es que para el uso de los kits se utilicen sus herramientas de desarrollo.</text:span></text:p>
      <text:h text:style-name="Heading_20_3" text:outline-level="3">Procesadores y arquitectura</text:h>
      <text:p text:style-name="P9"><text:s text:c="2"/><text:span text:style-name="T21">CM-510, controlador ATMega128. Arquitectura AVR.</text:span></text:p>
      <text:p text:style-name="P44"><text:s text:c="2"/>CM-530, controlador ARM Cortex M3 de 32bit. Arquitectura ARM.</text:p>
      <text:p text:style-name="P44"><text:s text:c="2"/><text:span text:style-name="T31">CM-100A, controlador ATMega 8.</text:span></text:p>
      <text:h text:style-name="Heading_20_3" text:outline-level="3"><text:span text:style-name="T21">Lenguaje</text:span><text:span text:style-name="T39">s</text:span></text:h>
      <text:p text:style-name="P57"><text:span text:style-name="T21"><text:s text:c="2"/>C </text:span><text:span text:style-name="T25">embebido</text:span><text:span text:style-name="T21">. </text:span><text:span text:style-name="T36">Archivos .tsk, lenguaje Task.</text:span></text:p>
      <text:h text:style-name="Heading_20_3" text:outline-level="3"><text:span text:style-name="T21">Herramientas de desarrollo</text:span></text:h>
      <text:p text:style-name="P57"><text:span text:style-name="T21"><text:s text:c="2"/>IDE RoboPlus, se pueden generar tareas, movimientos programados del robot en base a movimiento de motores y un diseño tridimensional. Se pueden editar las tareas generadas </text:span><text:span text:style-name="T24">en</text:span><text:span text:style-name="T21"> el entorno de desarrollo.</text:span></text:p>
      <table:table table:name="Table1" table:style-name="Table1">
        <table:table-column table:style-name="Table1.A"/>
        <table:table-column table:style-name="Table1.B"/>
        <table:table-row>
          <table:table-cell table:style-name="Table1.A1" office:value-type="string">
            <text:p text:style-name="P18">Kit:</text:p>
          </table:table-cell>
          <table:table-cell table:style-name="Table1.B1" office:value-type="string">
            <text:p text:style-name="P18">Bioloid <text:span text:style-name="T9">STEM</text:span></text:p>
          </table:table-cell>
        </table:table-row>
        <table:table-row>
          <table:table-cell table:style-name="Table1.A2" office:value-type="string">
            <text:p text:style-name="P18">Características generales:</text:p>
          </table:table-cell>
          <table:table-cell table:style-name="Table1.B2" office:value-type="string">
            <text:p text:style-name="P87">Creado para uso educativo y competencias robóticas. El kit provee el hardware y clases enseñando a construir distintos robots para distintos usos, involucrando conceptos de ciencias, tecnología, ingeniería y matemáticas.</text:p>
          </table:table-cell>
        </table:table-row>
        <table:table-row>
          <table:table-cell table:style-name="Table1.A2" office:value-type="string">
            <text:p text:style-name="P18"><text:span text:style-name="T21">Controlador</text:span>:</text:p>
          </table:table-cell>
          <table:table-cell table:style-name="Table1.B2" office:value-type="string">
            <text:p text:style-name="P88">CM-530</text:p>
          </table:table-cell>
        </table:table-row>
        <table:table-row>
          <table:table-cell table:style-name="Table1.A2" office:value-type="string">
            <text:p text:style-name="P87">Componentes:</text:p>
          </table:table-cell>
          <table:table-cell table:style-name="Table1.B2" office:value-type="string">
            <text:p text:style-name="P32"><text:span text:style-name="T24">Sensor Infrarrojo, array </text:span><text:span text:style-name="T25">de 7 sensores </text:span><text:span text:style-name="T24">infrarrojo</text:span><text:span text:style-name="T25">s (detectan objetos)</text:span><text:span text:style-name="T24">, </text:span><text:span text:style-name="T25">alimentación con 6 baterías AA o LR6, control remoto y receptor, 6 motores dinamixel (2 AX-12W de alta velocidad para funcionar como ejes de ruedas y 4 AX-12A). Contiene un kit de piezas y partes para dar estructura, compatible con las piezas del kit Robotis OLLO.</text:span></text:p>
          </table:table-cell>
        </table:table-row>
      </table:table>
      <text:p text:style-name="P56"/>
      <table:table table:name="Table16" table:style-name="Table16">
        <table:table-column table:style-name="Table16.A"/>
        <table:table-column table:style-name="Table16.B"/>
        <table:table-row>
          <table:table-cell table:style-name="Table16.A1" office:value-type="string">
            <text:p text:style-name="P22">Kit:</text:p>
          </table:table-cell>
          <table:table-cell table:style-name="Table16.B1" office:value-type="string">
            <text:p text:style-name="P22">Bioloid <text:span text:style-name="T9">Premium</text:span></text:p>
          </table:table-cell>
        </table:table-row>
        <table:table-row>
          <table:table-cell table:style-name="Table16.A2" office:value-type="string">
            <text:p text:style-name="P22">Características generales:</text:p>
          </table:table-cell>
          <table:table-cell table:style-name="Table16.B2" office:value-type="string">
            <text:p text:style-name="P39">Diseñado para educación, competiciones y entretenimiento. <text:span text:style-name="T27">Se pueden construir variedad de robots de ejemplo como humanoide, araña, animales. El kit contiene 29 ejemplos de robot y programas de ejemplo.</text:span></text:p>
          </table:table-cell>
        </table:table-row>
        <table:table-row>
          <table:table-cell table:style-name="Table16.A2" office:value-type="string">
            <text:p text:style-name="P22"><text:span text:style-name="T27">Controlador</text:span>:</text:p>
          </table:table-cell>
          <table:table-cell table:style-name="Table16.B2" office:value-type="string">
            <text:p text:style-name="P87">CM-530</text:p>
          </table:table-cell>
        </table:table-row>
        <table:table-row>
          <table:table-cell table:style-name="Table16.A2" office:value-type="string">
            <text:p text:style-name="P89">Componentes:</text:p>
          </table:table-cell>
          <table:table-cell table:style-name="Table16.B2" office:value-type="string">
            <text:p text:style-name="P89">18 motores dinamixel (AX-12A), batería Li-Po, sensor giroscópico, receptor infrarrojo, control remoto y receptor, sensor de distancia, sensor infrarrojo para detección de objetos. Contiene kit de piezas para armar esqueleto compatibles con OLLO.</text:p>
          </table:table-cell>
        </table:table-row>
      </table:table>
      <text:p text:style-name="P43"/>
      <table:table table:name="Table17" table:style-name="Table17">
        <table:table-column table:style-name="Table17.A"/>
        <table:table-column table:style-name="Table17.B"/>
        <table:table-row>
          <table:table-cell table:style-name="Table17.A1" office:value-type="string">
            <text:p text:style-name="P22">Kit:</text:p>
          </table:table-cell>
          <table:table-cell table:style-name="Table17.B1" office:value-type="string">
            <text:p text:style-name="P22">Bioloid <text:span text:style-name="T9">GP</text:span></text:p>
          </table:table-cell>
        </table:table-row>
        <table:table-row>
          <table:table-cell table:style-name="Table17.A2" office:value-type="string">
            <text:p text:style-name="P22">Características generales:</text:p>
          </table:table-cell>
          <table:table-cell table:style-name="Table17.B2" office:value-type="string">
            <text:p text:style-name="P94"><text:span text:style-name="T29">Humanoide o</text:span><text:span text:style-name="T28">ptimizado para competencias robóticas. </text:span><text:span text:style-name="T29">Esqueleto liviano y resistente. Instrucciones para jugar al fútbol y hacer tareas de recolección pre-programadas. Ajuste automático de postura con sensor giroscópico.</text:span></text:p>
          </table:table-cell>
        </table:table-row>
        <table:table-row>
          <table:table-cell table:style-name="Table17.A2" office:value-type="string">
            <text:p text:style-name="P22"><text:span text:style-name="T29">Controlador</text:span>:</text:p>
          </table:table-cell>
          <table:table-cell table:style-name="Table17.B2" office:value-type="string">
            <text:p text:style-name="P90">CM-530</text:p>
          </table:table-cell>
        </table:table-row>
        <table:table-row>
          <table:table-cell table:style-name="Table17.A2" office:value-type="string">
            <text:p text:style-name="P95"><text:span text:style-name="T29">Componentes:</text:span></text:p>
          </table:table-cell>
          <table:table-cell table:style-name="Table17.B2" office:value-type="string">
            <text:p text:style-name="P95"><text:span text:style-name="T29">18 motores dinamixel (8xAX-12A, 10xAX-18A), batería Li-Po, sensor giroscópico, control remoto y receptor, sensor de distancia, marco de piezas de aluminio.</text:span></text:p>
          </table:table-cell>
        </table:table-row>
      </table:table>
      <text:p text:style-name="P34"/>
      <table:table table:name="Table2" table:style-name="Table2">
        <table:table-column table:style-name="Table2.A"/>
        <table:table-column table:style-name="Table2.B"/>
        <table:table-row>
          <table:table-cell table:style-name="Table2.A1" office:value-type="string">
            <text:p text:style-name="P18">Kit:</text:p>
          </table:table-cell>
          <table:table-cell table:style-name="Table2.B1" office:value-type="string">
            <text:p text:style-name="P18">Ollo</text:p>
          </table:table-cell>
        </table:table-row>
        <table:table-row>
          <table:table-cell table:style-name="Table2.A2" office:value-type="string">
            <text:p text:style-name="P18">Características generales:</text:p>
          </table:table-cell>
          <table:table-cell table:style-name="Table2.B2" office:value-type="string">
            <text:p text:style-name="P98"><text:span text:style-name="T30">Diseñado para aprender y jugar con robots. Incluye variedad de piezas interconectables. </text:span></text:p>
            <text:p text:style-name="P98"><text:span text:style-name="T30">Los circuitos están ocultos para poder ser utilizados por niños sin peligro. </text:span></text:p>
            <text:p text:style-name="P98"><text:span text:style-name="T30">Existen varios kits diseñados especialmente para educación, con currículas de ejercicios variados incrementales. Entre ellos se encuentran el kit Ollo Starter, Explorer, Inventor. </text:span><text:span text:style-name="T34">H</text:span><text:span text:style-name="T30">ay kits de entretenimiento como Ollo Figure, Ollo Action y Ollo Bug.</text:span></text:p>
            <text:p text:style-name="P96"><text:span text:style-name="T30">Los ejercicios están organizados para comenzar con el diseño de la estructura del robot, luego aprender nociones de física y ciencias, y luego nociones de programación integrando sensores y actuadores.</text:span></text:p>
            <text:p text:style-name="P96"><text:span text:style-name="T30">Cuenta con una batería de larga duración, la cuál dura hasta 10 horas.</text:span></text:p>
            <text:p text:style-name="P96"><text:span text:style-name="T30">Se integra con el IDE RoboPlus de Robotis, y las piezas son reutilizables con los kits de Robotis Bioloid.</text:span></text:p>
            <text:p text:style-name="P97"><text:span text:style-name="T31">Para programarlo hay que utilizar el software RoboPlus, o generar archivos .tsk respetando el formato del lenguaje </text:span><text:span text:style-name="T35">de las Tasks de RoboPlus</text:span><text:span text:style-name="T31">.</text:span></text:p>
          </table:table-cell>
        </table:table-row>
        <table:table-row>
          <table:table-cell table:style-name="Table2.A2" office:value-type="string">
            <text:p text:style-name="P18"><text:span text:style-name="T30">Controlador</text:span>:</text:p>
          </table:table-cell>
          <table:table-cell table:style-name="Table2.B2" office:value-type="string">
            <text:p text:style-name="P91"><text:span text:style-name="T30">CM-100A</text:span></text:p>
          </table:table-cell>
        </table:table-row>
        <table:table-row>
          <table:table-cell table:style-name="Table2.A2" office:value-type="string">
            <text:p text:style-name="P97"><text:span text:style-name="T31">Componentes:</text:span></text:p>
          </table:table-cell>
          <table:table-cell table:style-name="Table2.B2" office:value-type="string">
            <text:p text:style-name="P97"><text:span text:style-name="T31">Varían según el kit, generalmente todos tienen sensores infrarrojos, el CM-100A tiene 3 conectores para sensores infrarrojos. Tiene lugar para agregar un receptor inalámbrico. También hay motores similares a los dinamixel.</text:span></text:p>
          </table:table-cell>
        </table:table-row>
      </table:table>
      <text:h text:style-name="P79" text:outline-level="2"/>
      <text:h text:style-name="P85" text:outline-level="2">Kit USB4Butia</text:h>
      <text:p text:style-name="P65"><text:span text:style-name="T40">USB4Butiá surgió derivada de un proyecto de grado de Facultad de Ingeniería </text:span><text:span text:style-name="T41">- UdelaR</text:span><text:span text:style-name="T40">.</text:span><text:span text:style-name="T17">[ref]</text:span><text:span text:style-name="T40"> Como característica principal es un kit económico y con un diseño abierto.</text:span></text:p>
      <text:p text:style-name="P65"><text:span text:style-name="T40">El diseño de la placa está publicado junto con instrucciones para construirla, además sus componentes se seleccionaron por ser económicos y de fácil acceso en el medio local.</text:span></text:p>
      <text:p text:style-name="P65"><text:span text:style-name="T40">La placa está pensada principalmente para aumentar capacidades sensoriales y de actuación del robot Butiá.</text:span></text:p>
      <text:h text:style-name="P100" text:outline-level="3">Procesadores y arquitectura</text:h>
      <text:p text:style-name="P45"><text:span text:style-name="T31"><text:s text:c="2"/></text:span><text:span text:style-name="T42">PIC 18F4550 Microcontroller</text:span></text:p>
      <text:h text:style-name="P100" text:outline-level="3"><text:span text:style-name="T21">Lenguaje</text:span><text:span text:style-name="T39">s</text:span></text:h>
      <text:p text:style-name="P58"><text:span text:style-name="T21"><text:s text:c="2"/>C </text:span><text:span text:style-name="T25">embebido</text:span><text:span text:style-name="T21">. </text:span><text:span text:style-name="T36">Archivos .tsk, lenguaje Task.</text:span></text:p>
      <text:h text:style-name="P100" text:outline-level="3"><text:span text:style-name="T21">Herramientas de desarrollo</text:span></text:h>
      <text:p text:style-name="P58"><text:span text:style-name="T15"><text:s text:c="2"/>IDE </text:span><text:span text:style-name="T18">Tortubots</text:span><text:span text:style-name="T16">.</text:span></text:p>
      <table:table table:name="Table18" table:style-name="Table18">
        <table:table-column table:style-name="Table18.A"/>
        <table:table-column table:style-name="Table18.B"/>
        <table:table-row>
          <table:table-cell table:style-name="Table18.A1" office:value-type="string">
            <text:p text:style-name="P23">Kit:</text:p>
          </table:table-cell>
          <table:table-cell table:style-name="Table18.B1" office:value-type="string">
            <text:p text:style-name="P31">USB4Butia 1.9</text:p>
          </table:table-cell>
        </table:table-row>
        <table:table-row>
          <table:table-cell table:style-name="Table18.A2" office:value-type="string">
            <text:p text:style-name="P23">Características generales:</text:p>
          </table:table-cell>
          <table:table-cell table:style-name="Table18.B2" office:value-type="string">
            <text:p text:style-name="P31">Diseño abierto con elementos disponibles en el medio local (Uruguay), a relativamente bajo costo.</text:p>
            <text:p text:style-name="P92">Está diseñada para incluir periféricos de entrada o salida en las interfaces RJ45, y también puede controlar motores Dinamixel mediante una interfaz serial AX12.</text:p>
            <text:p text:style-name="P93">Tiene 8 hackpoints, pines de entrada/salida diseñados para ser manipulados directamente.</text:p>
          </table:table-cell>
        </table:table-row>
        <table:table-row>
          <table:table-cell table:style-name="Table18.A2" office:value-type="string">
            <text:p text:style-name="P23">Procesador:</text:p>
          </table:table-cell>
          <table:table-cell table:style-name="Table18.B2" office:value-type="string">
            <text:p text:style-name="P31">PIC 18F4550 Microcontroller</text:p>
          </table:table-cell>
        </table:table-row>
        <table:table-row>
          <table:table-cell table:style-name="Table18.A2" office:value-type="string">
            <text:p text:style-name="P31">Interfaces</text:p>
          </table:table-cell>
          <table:table-cell table:style-name="Table18.B2" office:value-type="string">
            <text:p text:style-name="P30"><text:span text:style-name="T11">1x</text:span><text:span text:style-name="T10">Usb, 6xRJ45, 1xAX12, 1xLed, </text:span><text:span text:style-name="T26">8xHackpoint</text:span></text:p>
          </table:table-cell>
        </table:table-row>
      </table:table>
      <text:p text:style-name="P33"/>
      <text:p text:style-name="P7"/>
      <text:h text:style-name="P69" text:outline-level="1"/>
      <text:h text:style-name="P71" text:outline-level="1">Arquitecturas y <text:span text:style-name="T22">microcontroladores</text:span></text:h>
      <text:p text:style-name="P46">Aquí se presentan las diferentes arquitecturas de los microcontroladores utilizadas en los ejemplos </text:p>
      <text:p text:style-name="P3">ATmega328, AT91SAM3X8E, ATmega32u4, ATmega2560, ATmega168, ATmega328P, ATmega168V, ATmega328V</text:p>
      <text:h text:style-name="P81" text:outline-level="2">ARM</text:h>
      <text:h text:style-name="Heading_20_4" text:outline-level="4">ARM Cortex-M0</text:h>
      <text:h text:style-name="Heading_20_4" text:outline-level="4">ARM Cortex-M3 <text:span text:style-name="T31">32 bit</text:span></text:h>
      <text:p text:style-name="P4"/>
      <text:h text:style-name="P81" text:outline-level="2">Atmel</text:h>
      <text:h text:style-name="Heading_20_3" text:outline-level="3">Basados en ARM Cortex</text:h>
      <text:h text:style-name="P99" text:outline-level="3">AVR</text:h>
      <text:p text:style-name="P44">Son microcontroladores basados en RISC, la empresa Atmel produce controladores de éstas características. Intentan mantener la ejecución a un ritmo de una instrucción por ciclo de reloj, para lograr velocidades relativas de 1MIPS/MHz. Es una línea de bajo consumo y alto desempeño.</text:p>
      <text:h text:style-name="Heading_20_4" text:outline-level="4"><text:span text:style-name="T31">ATmega8</text:span></text:h>
      <text:p text:style-name="P63"><text:span text:style-name="T33">8 kb de Flash de memoria programable, 1kb de SRAM, 512 k de EEPROM, conversión analógica/digital de 10 bits.</text:span></text:p>
      <text:p text:style-name="P63"><text:span text:style-name="T33">Soporta una frecuencia máxima de 16 Mhz a 1 MIPS/MHz.</text:span></text:p>
      <text:p text:style-name="P67"><text:span text:style-name="T32">Opera entre 2v y 3.5 volts. Se recomiendan 3 volts. Equivale a 2 baterías AA o LR.</text:span></text:p>
      <text:p text:style-name="P68"><text:span text:style-name="T33">Web: </text:span><text:a xlink:type="simple" xlink:href="http://www.atmel.com/devices/atmega8.aspx"><text:span text:style-name="T33">http://www.atmel.com/devices/atmega8.aspx</text:span></text:a></text:p>
      <text:h text:style-name="P101" text:outline-level="4">ATmega128</text:h>
      <text:p text:style-name="P10"><text:span text:style-name="T19">Combina 128 kb de Flash, 4kb de SRAM, 4kb de EEPROM, conversión analógica/digital de 10 bits. Soporta hasta 16 </text:span><text:span text:style-name="T20">MIPS a un máximo de 16 </text:span><text:span text:style-name="T19">Mhz. </text:span><text:span text:style-name="T20">(</text:span><text:span text:style-name="T19">1 MIPS/M</text:span><text:span text:style-name="T20">H</text:span><text:span text:style-name="T19">z</text:span><text:span text:style-name="T20">)</text:span></text:p>
      <text:p text:style-name="P47">Es un microcontrolador AVR basado en RISC de 8 bit, bajo consumo eléctrico y alto desempeño.</text:p>
      <text:p text:style-name="P48">Opera entre 4.5 y 5.5 volts.</text:p>
      <text:p text:style-name="P47">Variantes: Atmega128 y ATmega128L.</text:p>
      <text:p text:style-name="P11"><text:span text:style-name="T20">Web: </text:span><text:a xlink:type="simple" xlink:href="http://www.atmel.com/devices/atmega128.aspx"><text:span text:style-name="T20">http://www.atmel.com/devices/atmega128.aspx</text:span></text:a></text:p>
      <text:h text:style-name="Heading_20_3" text:outline-level="3"><text:span text:style-name="T10">805</text:span><text:span text:style-name="T20">2</text:span></text:h>
      <text:p text:style-name="P35"/>
      <text:h text:style-name="P81" text:outline-level="2"><text:soft-page-break/>Digikey</text:h>
      <text:h text:style-name="P102" text:outline-level="4">PIC18F4550</text:h>
      <text:p text:style-name="P35"/>
      <text:h text:style-name="P82" text:outline-level="2"/>
      <text:h text:style-name="P72" text:outline-level="1">Referencias</text:h>
      <text:h text:style-name="P49" text:outline-level="1"><text:a xlink:type="simple" xlink:href="http://arduino.cc/"><text:span text:style-name="T2">http://arduino.cc</text:span></text:a></text:h>
      <text:h text:style-name="P53" text:outline-level="1"><text:a xlink:type="simple" xlink:href="http://www.fischertechnik.de/en/home.aspx"><text:span text:style-name="T6">http://www.fischertechnik.de/en/home.aspx</text:span></text:a></text:h>
      <text:h text:style-name="P52" text:outline-level="1"><text:a xlink:type="simple" xlink:href="http://mbed.org/"><text:span text:style-name="T5">http://mbed.org</text:span></text:a></text:h>
      <text:h text:style-name="P51" text:outline-level="1"><text:a xlink:type="simple" xlink:href="http://www.robotis.com/xe"><text:span text:style-name="T37">http://www.robotis.com/xe</text:span></text:a></text:h>
      <text:h text:style-name="P54" text:outline-level="1"><text:a xlink:type="simple" xlink:href="http://www.fing.edu.uy/inco/grupos/mina/pGrado/pgusb/"><text:span text:style-name="T40">http://www.fing.edu.uy/inco/grupos/mina/pGrado/pgusb/</text:span></text:a><text:span text:style-name="T40"> Proyecto de grado USB4all</text:span></text:h>
      <text:h text:style-name="P50" text:outline-level="1"><text:a xlink:type="simple" xlink:href="http://www.fing.edu.uy/inco/proyectos/butia/mediawiki/index.php/USB4butiá"><text:span text:style-name="T23">http://www.fing.edu.uy/inco/proyectos/butia/mediawiki/index.php/USB4buti%C3%A1</text:span></text:a><text:span text:style-name="T23"> </text:span><text:span text:style-name="T40">Placa USB4Butiá</text:span></text:h>
      <text:h text:style-name="P54" text:outline-level="1"><text:a xlink:type="simple" xlink:href="http://www.fing.edu.uy/inco/proyectos/butia/mediawiki/index.php/Butia2"><text:span text:style-name="T40">http://www.fing.edu.uy/inco/proyectos/butia/mediawiki/index.php/Butia2</text:span></text:a><text:span text:style-name="T40"> Robot Butiá 2.0</text:span></text:h>
      <text:h text:style-name="P50" text:outline-level="1"><text:a xlink:type="simple" xlink:href="http://www.arm.com/"><text:span text:style-name="T23">http://www.arm.com</text:span></text:a></text:h>
      <text:h text:style-name="P50" text:outline-level="1"><text:a xlink:type="simple" xlink:href="http://www.atmel.com/"><text:span text:style-name="T23">http://www.atmel.com</text:span></text:a></text:h>
      <text:h text:style-name="P50" text:outline-level="1"><text:a xlink:type="simple" xlink:href="http://www.digikey.com/"><text:span text:style-name="T23">http://www.digikey.com</text:span></text:a></text:h>
      <text:h text:style-name="P55" text:outline-level="1"/>
      <text:h text:style-name="P73" text:outline-level="1">Glosario</text:h>
      <text:p text:style-name="P40">Flash: </text:p>
      <text:p text:style-name="P40">SRAM: </text:p>
      <text:p text:style-name="P40">EEPROM: </text:p>
      <text:p text:style-name="P40">Conversión analógica digital: </text:p>
      <text:p text:style-name="P40">MIPS: </text:p>
      <text:p text:style-name="P41">IDE: </text:p>
      <text:p text:style-name="P41">RISC:</text:p>
      <text:p text:style-name="P41">CISC:</text:p>
      <text:p text:style-name="P42">Microprocesador:</text:p>
      <text:p text:style-name="P42">Microcontrolador:</text:p>
      <text:p text:style-name="P42">Procesador:</text:p>
      <text:p text:style-name="P42">CPU:</text:p>
      <text:p text:style-name="P41"/>
      <text:h text:style-name="P7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1T21:32:39</meta:creation-date>
    <dc:date>2014-04-27T21:53:29</dc:date>
    <meta:editing-duration>PT4H28M30S</meta:editing-duration>
    <meta:editing-cycles>54</meta:editing-cycles>
    <meta:generator>LibreOffice/4.0.2.2$Linux_X86_64 LibreOffice_project/400m0$Build-2</meta:generator>
    <meta:document-statistic meta:table-count="18" meta:image-count="0" meta:object-count="0" meta:page-count="12" meta:paragraph-count="215" meta:word-count="1155" meta:character-count="8844" meta:non-whitespace-character-count="7846"/>
  </office:meta>
</office:document-meta>
</file>